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draw:fill="solid" draw:fill-color="#4472c4" draw:opacity="74%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58cm" fo:min-width="1.73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58cm" fo:min-width="1.73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1.73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draw:fill="solid" draw:fill-color="#800080" draw:textarea-vertical-align="middle" draw:auto-grow-height="false" draw:fit-to-size="false" style:shrink-to-fit="false" fo:min-height="0.358cm" fo:min-width="1.73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stroke-linejoin="miter" draw:fill="solid" draw:fill-color="#4472c4" draw:opacity="74%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800080" draw:opacity="74%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4472c4" draw:opacity="74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800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800080" draw:opacity="74%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7.535cm" svg:height="7.537cm" draw:transform="rotate (1.5707963267949) translate (20.035cm 11.1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3.696cm" svg:x2="1.907cm" svg:y2="11.232cm">
          <text:p/>
        </draw:line>
        <draw:custom-shape draw:name="Rectangle 8" draw:style-name="gr4" draw:text-style-name="P5" draw:layer="layout" svg:width="2.23cm" svg:height="0.607cm" svg:x="2.342cm" svg:y="5.979cm">
          <text:p text:style-name="P4"><text:span text:style-name="T1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6" draw:layer="layout" svg:width="0.613cm" svg:height="0.638cm" draw:transform="rotate (-1.5707963267949) translate (22.68cm 5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10.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draw:layer="layout" svg:width="2.235cm" svg:height="0.607cm" draw:transform="rotate (-1.5707963267949) translate (12.479cm 4.973cm)">
          <text:p text:style-name="P4"><text:span text:style-name="T1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3" draw:layer="layout" svg:width="5.112cm" svg:height="0.001cm" svg:x="2.479cm" svg:y="5.6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3" draw:layer="layout" svg:width="0.001cm" svg:height="4.816cm" svg:x="12.791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0.927cm" svg:height="1.434cm" svg:x="7.841cm" svg:y="6.53cm">
          <text:p text:style-name="P4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0.99cm" svg:height="1.436cm" svg:x="17.78cm" svg:y="6.654cm">
          <text:p text:style-name="P4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2" draw:text-style-name="P9" draw:layer="layout" svg:width="1.891cm" svg:height="1.012cm" draw:transform="rotate (1.5707963267949) translate (0.632cm 8.124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3" draw:layer="layout" svg:x1="17.706cm" svg:y1="4.542cm" svg:x2="10.169cm" svg:y2="4.543cm">
          <text:p/>
        </draw:line>
        <draw:custom-shape draw:name="TextBox 28" draw:style-name="gr13" draw:text-style-name="P9" draw:layer="layout" svg:width="1.892cm" svg:height="1.011cm" svg:x="13.273cm" svg:y="3.3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4" draw:text-style-name="P9" draw:layer="layout" svg:width="1.917cm" svg:height="1.013cm" svg:x="4.124cm" svg:y="2.029cm">
          <text:p text:style-name="P8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3.231cm" svg:x2="7.748cm" svg:y2="3.231cm">
          <text:p/>
        </draw:line>
        <draw:line draw:name="Straight Connector 6_1" draw:style-name="gr3" draw:text-style-name="P3" draw:layer="layout" svg:x1="9.73cm" svg:y1="4.796cm" svg:x2="9.757cm" svg:y2="10.36cm">
          <text:p/>
        </draw:line>
        <draw:custom-shape draw:name="TextBox 22_1" draw:style-name="gr15" draw:text-style-name="P9" draw:layer="layout" svg:width="1.918cm" svg:height="1.013cm" draw:transform="rotate (1.5707963267949) translate (8.509cm 8.338cm)">
          <text:p text:style-name="P8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3" draw:layer="layout" svg:x1="19.606cm" svg:y1="3.696cm" svg:x2="19.607cm" svg:y2="11.232cm">
          <text:p/>
        </draw:line>
        <draw:custom-shape draw:name="TextBox 22_2" draw:style-name="gr16" draw:text-style-name="P9" draw:layer="layout" svg:width="1.891cm" svg:height="1.012cm" draw:transform="rotate (1.5707963267949) translate (18.532cm 8.225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3" draw:layer="layout" svg:x1="27.559cm" svg:y1="3.221cm" svg:x2="20.022cm" svg:y2="3.222cm">
          <text:p/>
        </draw:line>
        <draw:custom-shape draw:name="TextBox 28_0" draw:style-name="gr17" draw:text-style-name="P9" draw:layer="layout" svg:width="1.892cm" svg:height="1.011cm" svg:x="22.873cm" svg:y="2.0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2.83cm" svg:height="0.962cm" svg:x="13.716cm" svg:y="7.239cm">
          <draw:text-box>
            <text:p>Matrix B</text:p>
          </draw:text-box>
        </draw:frame>
        <draw:frame draw:style-name="gr19" draw:text-style-name="P10" draw:layer="layout" svg:width="2.792cm" svg:height="0.962cm" svg:x="3.673cm" svg:y="7.684cm">
          <draw:text-box>
            <text:p>Matrix A</text:p>
          </draw:text-box>
        </draw:frame>
        <draw:custom-shape draw:name="Rectangle 1" draw:style-name="gr20" draw:text-style-name="P11" draw:layer="layout" svg:width="2.23cm" svg:height="0.607cm" svg:x="4.57cm" svg:y="5.979cm">
          <text:p text:style-name="P4"><text:span text:style-name="T1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2" draw:layer="layout" svg:width="2.235cm" svg:height="0.607cm" draw:transform="rotate (-1.5707963267949) translate (12.48cm 7.205cm)">
          <text:p text:style-name="P4"><text:span text:style-name="T1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2" draw:text-style-name="P2" draw:layer="layout" svg:width="7.535cm" svg:height="7.537cm" draw:transform="rotate (1.5707963267949) translate (20.53cm 11.68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3" draw:layer="layout" svg:width="0.613cm" svg:height="0.638cm" draw:transform="rotate (-1.5707963267949) translate (22.99cm 6.2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1" draw:layer="layout" svg:width="7.535cm" svg:height="7.537cm" draw:transform="rotate (1.5707963267949) translate (29.835cm 11.17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6" draw:layer="layout" svg:width="0.613cm" svg:height="0.638cm" draw:transform="rotate (-1.5707963267949) translate (32.48cm 5.97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9" draw:layer="layout" svg:width="4.178cm" svg:height="1.011cm" svg:x="30.072cm" svg:y="4.982cm">
          <text:p text:style-name="P8"><text:span text:style-name="T1">Position (i1,i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0" draw:layer="layout" svg:width="2.864cm" svg:height="0.962cm" svg:x="32.336cm" svg:y="7.494cm">
          <draw:text-box>
            <text:p>Matrix C</text:p>
          </draw:text-box>
        </draw:frame>
        <draw:line draw:style-name="gr28" draw:text-style-name="P14" draw:layer="layout" svg:x1="28.469cm" svg:y1="7.637cm" svg:x2="29.612cm" svg:y2="7.637cm">
          <text:p/>
        </draw:line>
        <draw:frame draw:style-name="gr29" draw:text-style-name="P10" draw:layer="layout" svg:width="3.372cm" svg:height="1.673cm" svg:x="22.917cm" svg:y="7.874cm">
          <draw:text-box>
            <text:p>Tensor C*</text:p>
          </draw:text-box>
        </draw:frame>
        <draw:custom-shape draw:name="TextBox 21" draw:style-name="gr30" draw:text-style-name="P9" draw:layer="layout" svg:width="4.8cm" svg:height="1.011cm" svg:x="22.931cm" svg:y="5.466cm">
          <text:p text:style-name="P8"><text:span text:style-name="T1">Position (i0,i1,i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1" draw:style-name="gr3" draw:text-style-name="P3" draw:layer="layout" svg:x1="19.938cm" svg:y1="11.557cm" svg:x2="20.574cm" svg:y2="12.065cm">
          <text:p/>
        </draw:line>
        <draw:custom-shape draw:name="TextBox 28_ 1" draw:style-name="gr31" draw:text-style-name="P9" draw:layer="layout" svg:width="2.501cm" svg:height="1.011cm" svg:x="20.574cm" svg:y="12.07cm">
          <text:p text:style-name="P8"><text:span text:style-name="T3">N1_A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5" draw:layer="layout" svg:width="2.09cm" svg:height="1.016cm" svg:x="27.898cm" svg:y="7.915cm">
          <draw:text-box>
            <text:p><text:span text:style-name="T4">Stack</text:span></text:p>
          </draw:text-box>
        </draw:frame>
        <draw:frame draw:style-name="gr33" draw:text-style-name="P16" draw:layer="layout" svg:width="2.437cm" svg:height="0.962cm" svg:x="3.429cm" svg:y="4.372cm">
          <draw:text-box>
            <text:p>Row i1</text:p>
          </draw:text-box>
        </draw:frame>
        <draw:frame draw:style-name="gr33" draw:text-style-name="P16" draw:layer="layout" svg:width="3.351cm" svg:height="0.962cm" svg:x="13.208cm" svg:y="5.388cm">
          <draw:text-box>
            <text:p>Column i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5-27T16:11:25.791477305</dc:date>
    <meta:editing-duration>PT58M</meta:editing-duration>
    <meta:editing-cycles>9</meta:editing-cycles>
    <meta:generator>LibreOffice/7.2.5.1$Linux_X86_64 LibreOffice_project/20$Build-1</meta:generator>
    <meta:document-statistic meta:object-count="40"/>
  </office:meta>
</office:document-meta>
</file>